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5cm" fo:min-width="8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7cm" fo:min-width="3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5cm" fo:min-width="3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0.8cm" svg:x="12.8cm" svg:y="1.8cm">
          <text:p text:style-name="P1">Consumption Metering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8.4cm" svg:y="4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13.2cm" svg:y="4cm">
          <text:p text:style-name="P1">Read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1cm" svg:height="0.82cm" svg:x="18.5cm" svg:y="4cm">
          <text:p text:style-name="P1">Preferenc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82cm" svg:x="23.7cm" svg:y="4cm">
          <text:p text:style-name="P1">Graph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3cm" svg:y1="2.6cm" svg:x2="10.5cm" svg:y2="4cm">
          <text:p/>
        </draw:line>
        <draw:line draw:style-name="gr4" draw:text-style-name="P1" draw:layer="layout" svg:x1="16.2cm" svg:y1="4cm" svg:x2="17.4cm" svg:y2="2.6cm">
          <text:p/>
        </draw:line>
        <draw:line draw:style-name="gr5" draw:text-style-name="P1" draw:layer="layout" svg:x1="17.3cm" svg:y1="2.6cm" svg:x2="20.2cm" svg:y2="3.9cm">
          <text:p text:style-name="P1"/>
        </draw:line>
        <draw:line draw:style-name="gr4" draw:text-style-name="P1" draw:layer="layout" svg:x1="17.5cm" svg:y1="2.6cm" svg:x2="25.9cm" svg:y2="4cm">
          <text:p/>
        </draw:line>
        <draw:line draw:style-name="gr4" draw:text-style-name="P1" draw:layer="layout" svg:x1="9.6cm" svg:y1="4.8cm" svg:x2="3cm" svg:y2="6cm">
          <text:p/>
        </draw:line>
        <draw:custom-shape draw:style-name="gr2" draw:text-style-name="P1" draw:layer="layout" svg:width="4cm" svg:height="0.8cm" svg:x="1.5cm" svg:y="6cm">
          <text:p text:style-name="P1">New Profil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5cm" svg:y1="4.8cm" svg:x2="8.2cm" svg:y2="6cm">
          <text:p/>
        </draw:line>
        <draw:custom-shape draw:style-name="gr2" draw:text-style-name="P1" draw:layer="layout" svg:width="4cm" svg:height="0.8cm" svg:x="5.9cm" svg:y="6cm">
          <text:p text:style-name="P1">Edit pro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10.3cm" svg:y="6cm">
          <text:p text:style-name="P1">Delete Pro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5cm" svg:y1="4.8cm" svg:x2="13.2cm" svg:y2="6cm">
          <text:p/>
        </draw:line>
        <draw:line draw:style-name="gr4" draw:text-style-name="P1" draw:layer="layout" svg:x1="16cm" svg:y1="4.8cm" svg:x2="16cm" svg:y2="5.3cm">
          <text:p/>
        </draw:line>
        <draw:frame draw:style-name="gr6" draw:layer="layout" svg:width="2.8cm" svg:height="0.962cm" draw:transform="rotate (-1.5707963267949) translate (16.462cm 5.1cm)">
          <draw:text-box>
            <text:p>Page -</text:p>
          </draw:text-box>
        </draw:frame>
        <draw:line draw:style-name="gr4" draw:text-style-name="P1" draw:layer="layout" svg:x1="19.8cm" svg:y1="4.9cm" svg:x2="17.7cm" svg:y2="6.1cm">
          <text:p/>
        </draw:line>
        <draw:custom-shape draw:style-name="gr7" draw:text-style-name="P1" draw:layer="layout" svg:width="2.4cm" svg:height="0.8cm" svg:x="16.5cm" svg:y="6cm">
          <text:p text:style-name="P1">Cos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19.4cm" svg:y="6cm">
          <text:p text:style-name="P1">Type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6cm" svg:y1="4.9cm" svg:x2="26cm" svg:y2="5.6cm">
          <text:p/>
        </draw:line>
        <draw:frame draw:style-name="gr8" draw:layer="layout" svg:width="2.369cm" svg:height="0.962cm" draw:transform="rotate (-1.5707963267949) translate (26.462cm 5.4cm)">
          <draw:text-box>
            <text:p>Page -</text:p>
          </draw:text-box>
        </draw:frame>
        <draw:custom-shape draw:style-name="gr9" draw:text-style-name="P1" draw:layer="layout" svg:width="3.6cm" svg:height="0.8cm" svg:x="1.5cm" svg:y="11cm">
          <text:p text:style-name="P1">Add Co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5.9cm" svg:y="11cm">
          <text:p text:style-name="P1">Edit Co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10.3cm" svg:y="11cm">
          <text:p text:style-name="P1">Delete 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3cm" svg:y1="11cm" svg:x2="17.7cm" svg:y2="6.8cm">
          <text:p/>
        </draw:line>
        <draw:line draw:style-name="gr4" draw:text-style-name="P1" draw:layer="layout" svg:x1="9.8cm" svg:y1="11cm" svg:x2="17.7cm" svg:y2="6.8cm">
          <text:p/>
        </draw:line>
        <draw:line draw:style-name="gr4" draw:text-style-name="P1" draw:layer="layout" svg:x1="13.4cm" svg:y1="11cm" svg:x2="17.7cm" svg:y2="6.8cm">
          <text:p/>
        </draw:line>
        <draw:custom-shape draw:style-name="gr9" draw:text-style-name="P1" draw:layer="layout" svg:width="3.6cm" svg:height="0.8cm" svg:x="15.3cm" svg:y="11cm">
          <text:p text:style-name="P1">Add Typ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19.7cm" svg:y="11cm">
          <text:p text:style-name="P1">Edit Typ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8cm" svg:x="24.1cm" svg:y="11cm">
          <text:p text:style-name="P1">Delete Typ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8.2cm" svg:y1="11.1cm" svg:x2="21.4cm" svg:y2="6.7cm">
          <text:p/>
        </draw:line>
        <draw:line draw:style-name="gr4" draw:text-style-name="P1" draw:layer="layout" svg:x1="21.4cm" svg:y1="6.7cm" svg:x2="21.4cm" svg:y2="11.1cm">
          <text:p/>
        </draw:line>
        <draw:line draw:style-name="gr4" draw:text-style-name="P1" draw:layer="layout" svg:x1="21.4cm" svg:y1="6.8cm" svg:x2="25.6cm" svg:y2="11cm">
          <text:p/>
        </draw:line>
        <draw:line draw:style-name="gr4" draw:text-style-name="P1" draw:layer="layout" svg:x1="19.7cm" svg:y1="4.9cm" svg:x2="21.8cm" svg:y2="6.2cm">
          <text:p/>
        </draw:line>
        <draw:custom-shape draw:style-name="gr10" draw:text-style-name="P1" draw:layer="layout" svg:width="0.3cm" svg:height="0.3cm" svg:x="15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5.2cm" svg:y1="7.4cm" svg:x2="14.5cm" svg:y2="7.6cm">
          <text:p/>
        </draw:line>
        <draw:frame draw:style-name="gr12" draw:text-style-name="P3" draw:layer="layout" svg:width="0.777cm" svg:height="0.806cm" svg:x="14.6cm" svg:y="6.7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5.3cm" svg:y="7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5.3cm" svg:y1="7.906cm" svg:x2="14.6cm" svg:y2="8.2cm">
          <text:p/>
        </draw:line>
        <draw:frame draw:style-name="gr13" draw:text-style-name="P3" draw:layer="layout" svg:width="0.377cm" svg:height="0.806cm" svg:x="14.9cm" svg:y="7.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6.1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6.1cm" svg:y1="8.006cm" svg:x2="15.5cm" svg:y2="8.7cm">
          <text:p/>
        </draw:line>
        <draw:frame draw:style-name="gr12" draw:text-style-name="P3" draw:layer="layout" svg:width="0.777cm" svg:height="0.806cm" svg:x="15.423cm" svg:y="7.6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8.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8.1cm" svg:y1="4.9cm" svg:x2="7.4cm" svg:y2="5.1cm">
          <text:p/>
        </draw:line>
        <draw:frame draw:style-name="gr12" draw:text-style-name="P3" draw:layer="layout" svg:width="0.777cm" svg:height="0.806cm" svg:x="7.5cm" svg:y="4.3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8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8.8cm" svg:y1="5.2cm" svg:x2="8.4cm" svg:y2="5.7cm">
          <text:p/>
        </draw:line>
        <draw:frame draw:style-name="gr12" draw:text-style-name="P3" draw:layer="layout" svg:width="0.6cm" svg:height="0.806cm" svg:x="8.3cm" svg:y="4.7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9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7cm" svg:y1="5.1cm" svg:x2="10.6cm" svg:y2="5.5cm">
          <text:p/>
        </draw:line>
        <draw:frame draw:style-name="gr12" draw:text-style-name="P3" draw:layer="layout" svg:width="0.6cm" svg:height="0.806cm" svg:x="9.4cm" svg:y="4.9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4.9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4.9cm" svg:y1="2.9cm" svg:x2="14cm" svg:y2="3.1cm">
          <text:p/>
        </draw:line>
        <draw:frame draw:style-name="gr12" draw:text-style-name="P3" draw:layer="layout" svg:width="0.6cm" svg:height="0.806cm" svg:x="14.4cm" svg:y="2.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6.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6.7cm" svg:y1="3cm" svg:x2="16.3cm" svg:y2="3.5cm">
          <text:p/>
        </draw:line>
        <draw:frame draw:style-name="gr12" draw:text-style-name="P3" draw:layer="layout" svg:width="0.6cm" svg:height="0.806cm" svg:x="16.2cm" svg:y="2.5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7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7.6cm" svg:y1="3cm" svg:x2="18.5cm" svg:y2="3.4cm">
          <text:p/>
        </draw:line>
        <draw:frame draw:style-name="gr12" draw:text-style-name="P3" draw:layer="layout" svg:width="0.6cm" svg:height="0.806cm" svg:x="17.3cm" svg:y="2.8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9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9.6cm" svg:y1="3.1cm" svg:x2="20.6cm" svg:y2="3.3cm">
          <text:p/>
        </draw:line>
        <draw:frame draw:style-name="gr12" draw:text-style-name="P3" draw:layer="layout" svg:width="0.6cm" svg:height="0.806cm" svg:x="19.4cm" svg:y="2.8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9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9.9cm" svg:y1="5.3cm" svg:x2="20.8cm" svg:y2="5.8cm">
          <text:p/>
        </draw:line>
        <draw:frame draw:style-name="gr12" draw:text-style-name="P3" draw:layer="layout" svg:width="0.6cm" svg:height="0.806cm" svg:x="19.6cm" svg:y="5.1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18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2" draw:layer="layout" svg:x1="18.9cm" svg:y1="5.2cm" svg:x2="18.2cm" svg:y2="5.6cm">
          <text:p/>
        </draw:line>
        <draw:frame draw:style-name="gr12" draw:text-style-name="P3" draw:layer="layout" svg:width="0.6cm" svg:height="0.806cm" svg:x="18.3cm" svg:y="4.6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21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2.1cm" svg:y1="7.7cm" svg:x2="22.8cm" svg:y2="8.3cm">
          <text:p/>
        </draw:line>
        <draw:frame draw:style-name="gr12" draw:text-style-name="P3" draw:layer="layout" svg:width="0.6cm" svg:height="0.806cm" svg:x="21.8cm" svg:y="7.5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21.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1.3cm" svg:y1="7.3cm" svg:x2="21.3cm" svg:y2="7.9cm">
          <text:p/>
        </draw:line>
        <draw:frame draw:style-name="gr12" draw:text-style-name="P3" draw:layer="layout" svg:width="0.6cm" svg:height="0.806cm" svg:x="20.7cm" svg:y="6.994cm">
          <draw:text-box>
            <text:p><text:span text:style-name="T1">a</text:span></text:p>
          </draw:text-box>
        </draw:frame>
        <draw:custom-shape draw:style-name="gr10" draw:text-style-name="P1" draw:layer="layout" svg:width="0.3cm" svg:height="0.3cm" svg:x="20.6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2" draw:layer="layout" svg:x1="20.7cm" svg:y1="7.2cm" svg:x2="20.1cm" svg:y2="7.8cm">
          <text:p/>
        </draw:line>
        <draw:frame draw:style-name="gr12" draw:text-style-name="P3" draw:layer="layout" svg:width="0.5cm" svg:height="0.806cm" svg:x="20cm" svg:y="6.794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20:45:05.587000000</meta:creation-date>
    <dc:date>2015-01-15T21:21:21.510000000</dc:date>
    <meta:editing-duration>PT2M</meta:editing-duration>
    <meta:editing-cycles>1</meta:editing-cycles>
    <meta:document-statistic meta:object-count="80"/>
    <meta:generator>LibreOffice/4.3.1.2$Windows_x86 LibreOffice_project/958349dc3b25111dbca392fbc281a05559ef6848</meta:generator>
  </office:meta>
</office:document-meta>
</file>